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>
        <style:tab-stops>
          <style:tab-stop style:position="1.988cm"/>
        </style:tab-stops>
      </style:paragraph-properties>
      <style:text-properties fo:font-size="14pt" style:font-size-asian="14pt" style:font-size-complex="14pt"/>
    </style:style>
    <style:style style:name="P2" style:family="paragraph" style:parent-style-name="Preformatted_20_Text">
      <style:paragraph-properties>
        <style:tab-stops>
          <style:tab-stop style:position="1.988cm"/>
        </style:tab-stops>
      </style:paragraph-properties>
      <style:text-properties fo:font-size="14pt" officeooo:paragraph-rsid="0010a374" style:font-size-asian="14pt" style:font-size-complex="14pt"/>
    </style:style>
    <style:style style:name="P3" style:family="paragraph" style:parent-style-name="Preformatted_20_Text">
      <style:paragraph-properties>
        <style:tab-stops>
          <style:tab-stop style:position="1.988cm"/>
        </style:tab-stops>
      </style:paragraph-properties>
      <style:text-properties fo:font-size="14pt" officeooo:rsid="00125a6c" officeooo:paragraph-rsid="00125a6c" style:font-size-asian="14pt" style:font-size-complex="14pt"/>
    </style:style>
    <style:style style:name="P4" style:family="paragraph" style:parent-style-name="Preformatted_20_Text">
      <style:paragraph-properties>
        <style:tab-stops>
          <style:tab-stop style:position="1.988cm"/>
        </style:tab-stops>
      </style:paragraph-properties>
      <style:text-properties fo:font-size="18pt" style:font-size-asian="18pt" style:font-size-complex="18pt"/>
    </style:style>
    <style:style style:name="P5" style:family="paragraph" style:parent-style-name="Preformatted_20_Text">
      <style:paragraph-properties>
        <style:tab-stops>
          <style:tab-stop style:position="1.988cm"/>
        </style:tab-stops>
      </style:paragraph-properties>
      <style:text-properties fo:font-size="18pt" officeooo:rsid="00125a6c" officeooo:paragraph-rsid="00125a6c" style:font-size-asian="18pt" style:font-size-complex="18pt"/>
    </style:style>
    <style:style style:name="P6" style:family="paragraph" style:parent-style-name="Preformatted_20_Text">
      <style:paragraph-properties>
        <style:tab-stops>
          <style:tab-stop style:position="1.988cm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Preformatted_20_Text">
      <style:paragraph-properties>
        <style:tab-stops>
          <style:tab-stop style:position="1.988cm"/>
        </style:tab-stops>
      </style:paragraph-properties>
      <style:text-properties fo:font-size="18pt" style:font-size-asian="18pt" style:font-size-complex="18pt"/>
    </style:style>
    <style:style style:name="T1" style:family="text">
      <style:text-properties officeooo:rsid="0010a374"/>
    </style:style>
    <style:style style:name="T2" style:family="text">
      <style:text-properties officeooo:rsid="001462ea"/>
    </style:style>
    <style:style style:name="T3" style:family="text">
      <style:text-properties officeooo:rsid="0015f0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__^_ <text:s/>🠊RIGHT</text:p>
      <text:p text:style-name="P4">_^__ <text:s/>🠈LEFT</text:p>
      <text:p text:style-name="P4">___^ <text:s/>🠉UP</text:p>
      <text:p text:style-name="P4">___v <text:s/>🠋DOWN</text:p>
      <text:p text:style-name="P4">^___ <text:s/>Space</text:p>
      <text:p text:style-name="P4">v___ <text:s/>Bksp</text:p>
      <text:p text:style-name="P4"/>
      <text:p text:style-name="P4">__v_<text:tab/>e</text:p>
      <text:p text:style-name="P4">_v__<text:tab/>t</text:p>
      <text:p text:style-name="P4">%___<text:tab/>a</text:p>
      <text:p text:style-name="P4">_%__<text:tab/>o</text:p>
      <text:p text:style-name="P4">_^^_<text:tab/>i</text:p>
      <text:p text:style-name="P4">__^v<text:tab/>n</text:p>
      <text:p text:style-name="P4">___%<text:tab/>s</text:p>
      <text:p text:style-name="P4">__^%<text:tab/>h</text:p>
      <text:p text:style-name="P4">_v_v<text:tab/>r</text:p>
      <text:p text:style-name="P4">_^_v<text:tab/>d</text:p>
      <text:p text:style-name="P4">_^^^<text:tab/>l</text:p>
      <text:p text:style-name="P4">_^_%<text:tab/>u</text:p>
      <text:p text:style-name="P4">^__^<text:tab/>c</text:p>
      <text:p text:style-name="P4">v__v<text:tab/>m</text:p>
      <text:p text:style-name="P4">__^^<text:tab/>w</text:p>
      <text:p text:style-name="P4">__vv<text:tab/>f</text:p>
      <text:p text:style-name="P4">_^_^<text:tab/>g</text:p>
      <text:p text:style-name="P4">^_^_<text:tab/>y</text:p>
      <text:p text:style-name="P4">v_v_<text:tab/>p</text:p>
      <text:p text:style-name="P4">_vv_<text:tab/>b</text:p>
      <text:p text:style-name="P4">v__%<text:tab/>v</text:p>
      <text:p text:style-name="P4">__%_<text:tab/>k</text:p>
      <text:p text:style-name="P4">^__v<text:tab/>j</text:p>
      <text:p text:style-name="P4">v__^<text:tab/>x</text:p>
      <text:p text:style-name="P4">v_^_<text:tab/>z</text:p>
      <text:p text:style-name="P4">vv__<text:tab/>q</text:p>
      <text:p text:style-name="P4"/>
      <text:p text:style-name="P4">%__%<text:tab/>Shift</text:p>
      <text:p text:style-name="P4">%_%_<text:tab/>Ctrl</text:p>
      <text:p text:style-name="P4">%%%_<text:tab/>Alt</text:p>
      <text:p text:style-name="P4">_%%%<text:tab/>R_Alt</text:p>
      <text:p text:style-name="P4">%%_%<text:tab/>GUI</text:p>
      <text:p text:style-name="P4">%_%%<text:tab/>R_GUI</text:p>
      <text:p text:style-name="P4"/>
      <text:p text:style-name="P4">_%_%<text:tab/>Enter</text:p>
      <text:p text:style-name="P4">_%%_<text:tab/>Escape</text:p>
      <text:p text:style-name="P4">_v_%<text:tab/>Tab</text:p>
      <text:p text:style-name="P4">^^__<text:tab/>Del</text:p>
      <text:p text:style-name="P4">v%%_<text:tab/>Insert</text:p>
      <text:p text:style-name="P4"/>
      <text:p text:style-name="P4">%%<text:span text:style-name="T3">__</text:span><text:tab/>Home</text:p>
      <text:p text:style-name="P4"><text:span text:style-name="T3">__</text:span>%%<text:tab/>End</text:p>
      <text:p text:style-name="P4">__%^<text:tab/>PgUp</text:p>
      <text:p text:style-name="P4">__%v<text:tab/>PgDn</text:p>
      <text:p text:style-name="P4"/>
      <text:p text:style-name="P4">^^^_<text:tab/>.</text:p>
      <text:p text:style-name="P4">^^^^<text:tab/>,</text:p>
      <text:p text:style-name="P4">^^_^<text:tab/>;</text:p>
      <text:p text:style-name="P4">vv_v<text:tab/>:</text:p>
      <text:p text:style-name="P4">^__%<text:tab/>!</text:p>
      <text:p text:style-name="P4">^^_%<text:tab/>?</text:p>
      <text:p text:style-name="P4">_v^_<text:tab/>'</text:p>
      <text:p text:style-name="P4">%^^_<text:tab/>-</text:p>
      <text:p text:style-name="P4">%^^^<text:tab/>_</text:p>
      <text:p text:style-name="P4">vvv_<text:tab/>/</text:p>
      <text:p text:style-name="P4">_%%v<text:tab/>&amp;</text:p>
      <text:p text:style-name="P4">_vvv<text:tab/>*</text:p>
      <text:p text:style-name="P4">_^^v<text:tab/>=</text:p>
      <text:p text:style-name="P4">_^^%<text:tab/>`</text:p>
      <text:p text:style-name="P4">v^__<text:tab/>$</text:p>
      <text:p text:style-name="P4">^^^%<text:tab/>^</text:p>
      <text:p text:style-name="P4">%_%v<text:tab/>%</text:p>
      <text:p text:style-name="P4">vvvv<text:tab/>|</text:p>
      <text:p text:style-name="P4">v^_v<text:tab/>@</text:p>
      <text:p text:style-name="P4">%^^%<text:tab/>#</text:p>
      <text:p text:style-name="P4"/>
      <text:p text:style-name="P4">v_vv<text:tab/>(</text:p>
      <text:p text:style-name="P4">^_^^<text:tab/>)</text:p>
      <text:p text:style-name="P4">_v%_<text:tab/>[</text:p>
      <text:p text:style-name="P4">_^%_<text:tab/>]</text:p>
      <text:p text:style-name="P4">v%__<text:tab/>{</text:p>
      <text:p text:style-name="P4">^%__<text:tab/>}</text:p>
      <text:p text:style-name="P4">^^_v<text:tab/>&lt;</text:p>
      <text:p text:style-name="P4">^^^v<text:tab/>&gt;</text:p>
      <text:p text:style-name="P4"/>
      <text:p text:style-name="P4">%__v<text:tab/>0</text:p>
      <text:p text:style-name="P4">%__^<text:tab/>1</text:p>
      <text:p text:style-name="P4">%_v_<text:tab/>2</text:p>
      <text:p text:style-name="P4">%_^_<text:tab/>3</text:p>
      <text:p text:style-name="P4">%v__<text:tab/>4</text:p>
      <text:p text:style-name="P4">%^__<text:tab/>5</text:p>
      <text:p text:style-name="P4">_%v_<text:tab/>6</text:p>
      <text:p text:style-name="P4">_%^_<text:tab/>7</text:p>
      <text:p text:style-name="P4">_%_v<text:tab/>8</text:p>
      <text:p text:style-name="P4">_%_^<text:tab/>9</text:p>
      <text:p text:style-name="P4"/>
      <text:p text:style-name="P4">%%_v (<text:span text:style-name="T2">*</text:span>Nav/Fn)</text:p>
      <text:p text:style-name="P4">%%%%<text:tab/>(Reset)</text:p>
      <text:p text:style-name="P4">%_^^<text:tab/>CapsLock</text:p>
      <text:p text:style-name="P4"/>
      <text:p text:style-name="P4">S-' <text:s/>"</text:p>
      <text:p text:style-name="P4">S-/ <text:s/>\</text:p>
      <text:p text:style-name="P4">S-` <text:s/>~</text:p>
      <text:p text:style-name="P6">---<text:span text:style-name="T1">*</text:span>Nav/Fn---</text:p>
      <text:p text:style-name="P3">v_^v <text:s text:c="3"/>(*Reset)</text:p>
      <text:p text:style-name="P1">%%_v <text:s text:c="3"/>(<text:span text:style-name="T1">*</text:span>Reset)</text:p>
      <text:p text:style-name="P1">C<text:span text:style-name="T1">a</text:span>psLk <text:s/>sticky-ALT</text:p>
      <text:p text:style-name="P1">1-9,0 <text:s text:c="3"/>F1-F9,F10</text:p>
      <text:p text:style-name="P1">PgDn/PgUp <text:s/>F11/F12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3" fo:column-gap="0.497cm"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05T09:23:50.329000000</dc:date>
    <meta:editing-duration>PT49M44S</meta:editing-duration>
    <meta:editing-cycles>6</meta:editing-cycles>
    <meta:generator>LibreOffice/7.6.4.1$Windows_X86_64 LibreOffice_project/e19e193f88cd6c0525a17fb7a176ed8e6a3e2aa1</meta:generator>
    <meta:print-date>2025-03-05T09:18:12.051000000</meta:print-date>
    <meta:document-statistic meta:table-count="0" meta:image-count="0" meta:object-count="0" meta:page-count="1" meta:paragraph-count="97" meta:word-count="194" meta:character-count="742" meta:non-whitespace-character-count="626"/>
  </office:meta>
</office:document-meta>
</file>